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E10000023D01EC6172282D8A96.png" manifest:media-type="image/png"/>
  <manifest:file-entry manifest:full-path="Pictures/10000201000002A70000022BC802B88630961CDA.png" manifest:media-type="image/png"/>
  <manifest:file-entry manifest:full-path="Pictures/10000201000002A8000002F8775A14D628E6B1F4.png" manifest:media-type="image/png"/>
  <manifest:file-entry manifest:full-path="Pictures/10000201000002A8000000D74B0B00C2483BEAC7.png" manifest:media-type="image/png"/>
  <manifest:file-entry manifest:full-path="Pictures/100000000000042300000063F16A6296E8FA6AF7.jpg" manifest:media-type="image/jpeg"/>
  <manifest:file-entry manifest:full-path="Pictures/10000201000002A9000002BC249966CEF693ADF5.png" manifest:media-type="image/png"/>
  <manifest:file-entry manifest:full-path="Pictures/1000000000000421000003198061C09E59589771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3" style:family="graphic">
      <style:graphic-properties style:protect="size"/>
    </style:style>
    <style:style style:name="pr1" style:family="presentation" style:parent-style-name="Lights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Lights1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Lights2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loext:graphic-properties draw:fill="none" draw:fill-color="#ffffff"/>
      <style:text-properties fo:font-weight="bold" style:font-weight-asian="bold" style:font-weight-complex="bold"/>
    </style:style>
    <style:style style:name="P4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0">
        <office:forms form:automatic-focus="false" form:apply-design-mode="false"/>
        <draw:frame draw:style-name="gr1" draw:text-style-name="P1" draw:layer="layout" svg:width="9.5cm" svg:height="3.01cm" svg:x="9.3cm" svg:y="0.09cm">
          <draw:image xlink:href="Pictures/10000201000002A8000000D74B0B00C2483BEAC7.png" xlink:type="simple" xlink:show="embed" xlink:actuate="onLoad" loext:mime-type="image/png">
            <text:p/>
          </draw:image>
        </draw:frame>
        <draw:frame draw:style-name="gr1" draw:text-style-name="P1" draw:layer="layout" svg:width="9cm" svg:height="10.07cm" svg:x="0.2cm" svg:y="3cm">
          <draw:image xlink:href="Pictures/10000201000002A8000002F8775A14D628E6B1F4.png" xlink:type="simple" xlink:show="embed" xlink:actuate="onLoad" loext:mime-type="image/png">
            <text:p/>
          </draw:image>
        </draw:frame>
        <draw:frame draw:style-name="gr1" draw:text-style-name="P1" draw:layer="layout" svg:width="9cm" svg:height="7.36cm" svg:x="9.6cm" svg:y="3.2cm">
          <draw:image xlink:href="Pictures/10000201000002A70000022BC802B88630961CDA.png" xlink:type="simple" xlink:show="embed" xlink:actuate="onLoad" loext:mime-type="image/png">
            <text:p/>
          </draw:image>
        </draw:frame>
        <draw:frame draw:style-name="gr1" draw:text-style-name="P1" draw:layer="layout" svg:width="9cm" svg:height="9.25cm" svg:x="18.947cm" svg:y="3cm">
          <draw:image xlink:href="Pictures/10000201000002A9000002BC249966CEF693ADF5.png" xlink:type="simple" xlink:show="embed" xlink:actuate="onLoad" loext:mime-type="image/png">
            <text:p/>
          </draw:image>
        </draw:frame>
        <draw:frame draw:style-name="gr1" draw:text-style-name="P1" draw:layer="layout" svg:width="10.5cm" svg:height="8.16cm" svg:x="9.3cm" svg:y="12.33cm">
          <draw:image xlink:href="Pictures/10000201000002E10000023D01EC6172282D8A96.png" xlink:type="simple" xlink:show="embed" xlink:actuate="onLoad" loext:mime-type="image/png">
            <text:p/>
          </draw:image>
        </draw:frame>
        <draw:frame draw:style-name="gr2" draw:text-style-name="P3" draw:layer="layout" svg:width="7.8cm" svg:height="2.384cm" svg:x="0.6cm" svg:y="0.2cm">
          <draw:text-box>
            <text:p text:style-name="P2"><text:span text:style-name="T1">Rarity – </text:span></text:p>
            <text:p text:style-name="P2"><text:span text:style-name="T1">Converted Mana Cos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ights1" presentation:presentation-page-layout-name="AL2T1">
        <office:forms form:automatic-focus="false" form:apply-design-mode="false"/>
        <draw:frame draw:style-name="gr2" draw:text-style-name="P3" draw:layer="layout" svg:width="7.8cm" svg:height="2.384cm" svg:x="0.6cm" svg:y="0.2cm">
          <draw:text-box>
            <text:p text:style-name="P2"><text:span text:style-name="T1">Rarity – </text:span></text:p>
            <text:p text:style-name="P2"><text:span text:style-name="T1">Market Price ($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ights2" presentation:presentation-page-layout-name="AL2T1">
        <office:forms form:automatic-focus="false" form:apply-design-mode="false"/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421000003198061C09E59589771.jpg" xlink:type="simple" xlink:show="embed" xlink:actuate="onLoad"/>
    <draw:fill-image draw:name="background" xlink:href="Pictures/1000000000000421000003198061C09E59589771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Lights-background" style:family="presentation">
      <style:graphic-properties draw:stroke="none" draw:fill="bitmap" draw:fill-image-name="background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shrink-to-fit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Lights-outline3" style:family="presentation" style:parent-style-name="Lights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Lights-outline4" style:family="presentation" style:parent-style-name="Lights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ights-outline5" style:family="presentation" style:parent-style-name="Lights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outline6" style:family="presentation" style:parent-style-name="Lights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outline7" style:family="presentation" style:parent-style-name="Lights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outline8" style:family="presentation" style:parent-style-name="Lights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outline9" style:family="presentation" style:parent-style-name="Lights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bitmap" draw:fill-image-name="Bitmap_20_1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shrink-to-fit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Lights1-outline3" style:family="presentation" style:parent-style-name="Lights1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Lights1-outline4" style:family="presentation" style:parent-style-name="Lights1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ights1-outline5" style:family="presentation" style:parent-style-name="Lights1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outline6" style:family="presentation" style:parent-style-name="Lights1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outline7" style:family="presentation" style:parent-style-name="Lights1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outline8" style:family="presentation" style:parent-style-name="Light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outline9" style:family="presentation" style:parent-style-name="Light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shrink-to-fit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top="0cm" fo:margin-bottom="0.4cm"/>
      <style:text-properties fo:font-size="28pt" style:font-size-asian="28pt" style:font-size-complex="28pt"/>
    </style:style>
    <style:style style:name="Lights2-outline3" style:family="presentation" style:parent-style-name="Lights2-outline2">
      <style:paragraph-properties fo:margin-top="0cm" fo:margin-bottom="0.3cm"/>
      <style:text-properties fo:font-size="24pt" style:font-size-asian="24pt" style:font-size-complex="24pt"/>
    </style:style>
    <style:style style:name="Lights2-outline4" style:family="presentation" style:parent-style-name="Lights2-outline3">
      <style:paragraph-properties fo:margin-top="0cm" fo:margin-bottom="0.2cm"/>
      <style:text-properties fo:font-size="20pt" style:font-size-asian="20pt" style:font-size-complex="20pt"/>
    </style:style>
    <style:style style:name="Lights2-outline5" style:family="presentation" style:parent-style-name="Lights2-outline4">
      <style:paragraph-properties fo:margin-top="0cm" fo:margin-bottom="0.1cm"/>
      <style:text-properties fo:font-size="20pt" style:font-size-asian="20pt" style:font-size-complex="20pt"/>
    </style:style>
    <style:style style:name="Lights2-outline6" style:family="presentation" style:parent-style-name="Lights2-outline5">
      <style:paragraph-properties fo:margin-top="0cm" fo:margin-bottom="0.1cm"/>
      <style:text-properties fo:font-size="20pt" style:font-size-asian="20pt" style:font-size-complex="20pt"/>
    </style:style>
    <style:style style:name="Lights2-outline7" style:family="presentation" style:parent-style-name="Lights2-outline6">
      <style:paragraph-properties fo:margin-top="0cm" fo:margin-bottom="0.1cm"/>
      <style:text-properties fo:font-size="20pt" style:font-size-asian="20pt" style:font-size-complex="20pt"/>
    </style:style>
    <style:style style:name="Lights2-outline8" style:family="presentation" style:parent-style-name="Lights2-outline7">
      <style:paragraph-properties fo:margin-top="0cm" fo:margin-bottom="0.1cm"/>
      <style:text-properties fo:font-size="20pt" style:font-size-asian="20pt" style:font-size-complex="20pt"/>
    </style:style>
    <style:style style:name="Lights2-outline9" style:family="presentation" style:parent-style-name="Lights2-outline8">
      <style:paragraph-properties fo:margin-top="0cm" fo:margin-bottom="0.1cm"/>
      <style:text-properties fo:font-size="20pt" style:font-size-asian="20pt" style:font-size-complex="20pt"/>
    </style:style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style:mirror="none"/>
    </style:style>
    <style:style style:name="Mpr1" style:family="presentation" style:parent-style-name="Light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Light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Light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Light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Light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Light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Lights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Lights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draw:frame presentation:style-name="Lights-title" draw:layer="backgroundobjects" svg:width="25.199cm" svg:height="3.507cm" svg:x="1.4cm" svg:y="5.293cm" presentation:class="title" presentation:placeholder="true">
        <draw:text-box/>
      </draw:frame>
      <draw:frame presentation:style-name="Lights-outline1" draw:layer="backgroundobjects" svg:width="25.199cm" svg:height="7.492cm" svg:x="1.4cm" svg:y="9.6cm" presentation:class="outline" presentation:placeholder="true">
        <draw:text-box/>
      </draw:frame>
      <draw:frame presentation:style-name="Mpr1" draw:text-style-name="MP2" draw:layer="backgroundobjects" svg:width="6.523cm" svg:height="1.448cm" svg:x="0.5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1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1" style:page-layout-name="PM1" draw:style-name="Mdp2">
      <draw:frame presentation:style-name="Lights1-title" draw:layer="backgroundobjects" svg:width="25.199cm" svg:height="3.507cm" svg:x="1.4cm" svg:y="1.135cm" presentation:class="title" presentation:placeholder="true">
        <draw:text-box/>
      </draw:frame>
      <draw:frame presentation:style-name="Lights1-outline1" draw:layer="backgroundobjects" svg:width="25.199cm" svg:height="12.987cm" svg:x="1.4cm" svg:y="5.613cm" presentation:class="outline" presentation:placeholder="true">
        <draw:text-box/>
      </draw:frame>
      <draw:frame presentation:style-name="Mpr4" draw:text-style-name="MP2" draw:layer="backgroundobjects" svg:width="6.523cm" svg:height="1.448cm" svg:x="0.6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1.1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1-title" draw:layer="backgroundobjects" svg:width="14.848cm" svg:height="11.136cm" svg:x="3.075cm" svg:y="2.257cm" presentation:class="page"/>
        <draw:frame presentation:style-name="Lights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2" style:page-layout-name="PM1" draw:style-name="Mdp3">
      <draw:frame draw:style-name="Mgr3" draw:text-style-name="MP7" draw:layer="backgroundobjects" svg:width="28.047cm" svg:height="2.634cm" svg:x="-0.047cm" svg:y="-0.034cm">
        <draw:image xlink:href="Pictures/100000000000042300000063F16A6296E8FA6AF7.jpg" xlink:type="simple" xlink:show="embed" xlink:actuate="onLoad" loext:mime-type="image/jpeg">
          <text:p/>
        </draw:image>
      </draw:frame>
      <draw:frame presentation:style-name="Lights2-title" draw:layer="backgroundobjects" svg:width="25.199cm" svg:height="2.906cm" svg:x="1.4cm" svg:y="2.694cm" presentation:class="title" presentation:placeholder="true">
        <draw:text-box/>
      </draw:frame>
      <draw:frame presentation:style-name="Lights2-outline1" draw:layer="backgroundobjects" svg:width="25.199cm" svg:height="12.2cm" svg:x="1.4cm" svg:y="6.2cm" presentation:class="outline" presentation:placeholder="true">
        <draw:text-box/>
      </draw:frame>
      <draw:frame presentation:style-name="Mpr7" draw:text-style-name="MP2" draw:layer="backgroundobjects" svg:width="6.523cm" svg:height="1.448cm" svg:x="0.5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1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2-title" draw:layer="backgroundobjects" svg:width="14.848cm" svg:height="11.136cm" svg:x="3.075cm" svg:y="2.257cm" presentation:class="page"/>
        <draw:frame presentation:style-name="Lights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09T16:03:42.829034530</meta:creation-date>
    <meta:editing-duration>PT2M55S</meta:editing-duration>
    <meta:editing-cycles>3</meta:editing-cycles>
    <meta:generator>LibreOffice/6.4.7.2$Linux_X86_64 LibreOffice_project/40$Build-2</meta:generator>
    <dc:title>Lights</dc:title>
    <dc:date>2021-08-09T16:17:58.888795535</dc:date>
    <meta:document-statistic meta:object-count="57"/>
  </office:meta>
</office:document-meta>
</file>